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Základnítext" style:family="paragraph"/>
    <style:style style:name="P19" style:parent-style-name="Základnítext" style:family="paragraph"/>
    <style:style style:name="P20" style:parent-style-name="Základnítext" style:family="paragraph"/>
    <style:style style:name="T21" style:parent-style-name="Standardnípísmoodstavce" style:family="text">
      <style:text-properties fo:font-weight="bold" style:font-weight-asian="bold"/>
    </style:style>
    <style:style style:name="P22" style:parent-style-name="Základnítext" style:family="paragraph">
      <style:text-properties fo:font-weight="bold" style:font-weight-asian="bold"/>
    </style:style>
    <style:style style:name="P23" style:parent-style-name="Normální" style:family="paragraph">
      <style:paragraph-properties fo:text-align="justify"/>
    </style:style>
    <style:style style:name="T24" style:parent-style-name="instrukce" style:family="text">
      <style:text-properties style:use-window-font-color="true"/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P27" style:parent-style-name="Základnítext" style:family="paragraph">
      <style:text-properties fo:background-color="#FFFF00"/>
    </style:style>
    <style:style style:name="P28" style:parent-style-name="Normální" style:family="paragraph">
      <style:text-properties fo:background-color="#FFFF00"/>
    </style:style>
    <style:style style:name="P29" style:parent-style-name="podpis" style:family="paragraph">
      <style:paragraph-properties fo:text-align="start" fo:margin-left="0in">
        <style:tab-stops/>
      </style:paragraph-properties>
    </style:style>
    <style:style style:name="P30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2/2020<text:bookmark-end text:name="Text14"/></text:p>
            <text:p text:style-name="Normální">KVOP-18857/2020<text:bookmark-end text:name="Text2"/></text:p>
            <text:p text:style-name="Normální"><text:bookmark-start text:name="Text6"/>14. 05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. K.</text:p>
            <text:p text:style-name="Normální"/>
            <text:p text:style-name="Normální"/>
            <text:p text:style-name="Normální"/>
            <text:p text:style-name="Normální"><text:span text:style-name="Silné">e-mail:</text:span>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<text:s/>odmítnutí žádosti</text:h>
      <text:p text:style-name="Základnítext">Vážená paní K.,</text:p>
      <text:p text:style-name="Základnítext">dne 29. dubna 2020 byla do Kanceláře veřejného ochránce práv doručena Vaše žádost podle zákona č. 106/1999 Sb., o svobodném přístupu k informacím, ve znění pozdějších předpisů, kterou žádáte o <text:span text:style-name="T17">poskytnutí</text:span>:</text:p>
      <text:list text:style-name="LFO3_1" text:continue-numbering="true">
        <text:list-item>
          <text:p text:style-name="P18">textu vyjádření,<text:s/>které ombudsman Křeček zaslal Ústavnímu soudu, když se rozhodl nehájit lidi před sterilizací;</text:p>
        </text:list-item>
        <text:list-item>
          <text:p text:style-name="P19">informace – argumentů, proč ombudsman Křeček nechtěl být účastníkem v řízení před Ústavním soudem ČR ve věci zrušení § 29 občanského zákoníku;</text:p>
        </text:list-item>
        <text:list-item>
          <text:p text:style-name="P20">informace, proč nechce být účastníkem řízení, když v tiskové zprávě říká, že stanovisko ombudsmanky platí a „instituce ombudsmana zachovává kontinuitu“.</text:p>
        </text:list-item>
      </text:list>
      <text:p text:style-name="Základnítext">Ve smyslu zákona o svobodném přístupu k informacím, se poskytují níže<text:s/><text:span text:style-name="T21">uvedené informace</text:span>:</text:p>
      <text:p text:style-name="Základnítext">K bodu 1: Ačkoliv je otázka<text:s/>formulována zavádějícím způsobem (ombudsman se rozhodl nehájit lidi před sterilizací), což může být dáno mediálním zkreslením informace, nikoliv faktickým stavem, z kontextu požadavku je zřejmé, že Vám jde o zaslání písemnosti veřejného ochránce práv ze dne 2. března 2020 adresované Ústavnímu soudu. Kopii tohoto dopisu Vám poskytuji v příloze.</text:p>
      <text:p text:style-name="P22">současně</text:p>
      <text:p text:style-name="Základnítext">V souladu s § 15 a § 20 odst. 4 písm. a) zákona č. 106/1999 Sb., o svobodném přístupu k informacím, ve znění pozdějších předpisů, ve spojení s § 67 a násl. zákona č. 500/2004 Sb., správního řádu, ve znění pozdějších předpisů, vydává Kancelář veřejného ochránce práv jako povinný subjekt podle § 2 odst. 1 zákona o svobodném přístupu k informacím a současně jako osoba pověřená veřejným ochráncem práv k plnění povinností veřejného ochránce práv podle zákona o svobodném přístupu k informacím na základě § 25 odst. 2 zákona č. 349/1999 Sb., o veřejném ochránci práv, ve znění pozdějších předpisů,</text:p>
      <text:p text:style-name="Základnítext"/>
      <text:soft-page-break/>
      <text:h text:style-name="Nadpis1" text:outline-level="1">rozhodnutí,</text:h>
      <text:p text:style-name="Základnítext">kterým se<text:s/><text:span text:style-name="Silné">částečně odmítá<text:s/></text:span>ve vztahu k dotazům č. 2 a 3. žádost paní M. K., nar. dne X, trvale bytem X ze dne 30. 4. 2020, podle ustanovení § 2 odst. 4 zákona o svobodném přístupu k informacím.</text:p>
      <text:h text:style-name="Nadpis1" text:outline-level="1">Odůvodnění</text:h>
      <text:p text:style-name="P23">Dne 30. dubna 2020 se na  Kancelář veřejného ochránce práv obrátila M. K. s žádostí o zodpovězení dotazů podle zákona o svobodném přístupu k informacím.</text:p>
      <text:p text:style-name="Základnítext">Požadovala následující informace:</text:p>
      <text:p text:style-name="Základnítext"><text:span text:style-name="T24">2. Poskytněte informaci – argumenty, proč ombudsman Křeček nechtěl být účastníkem v řízení před Ústavním soudem ČR ve věci zrušení § 29 občanského zákoníku.</text:span></text:p>
      <text:p text:style-name="Základnítext"><text:span text:style-name="T25">3. Poskytněte informaci,</text:span><text:span text:style-name="T26"><text:s/>proč nechce být účastníkem řízení, když v tiskové zprávě říká, že stanovisko ombudsmanky platí a „instituce ombudsmana zachovává kontinuitu“.</text:span></text:p>
      <text:p text:style-name="Základnítext">V souladu s ustanovením § 2 odst. 4 zákona o svobodném přístupu k informacím byla žádost částečně odmítnuta, protože žadatelka se ve svém dotazu tázala na to, co vedlo veřejného ochránce práv k rozhodnutí nepokračovat jako vedlejší účastník řízení v řízení před Ústavním soudem (vedeno pod sp. zn. Pl. ÚS 2/20). Jelikož se v tomto případě jedná částečně o dotaz na názor a částečně by šlo o vytváření nové informace, a to z důvodu, že myšlenkový proces vedoucí k rozhodnutí veřejného ochránce práv využít svého procesního zákonného oprávnění není nikde explicitně písemně zaznamenán, nelze tyto informace z důvodu jejich neexistence poskytnout.</text:p>
      <text:p text:style-name="Základnítext">V souladu s výše uvedeným ustanovením se povinnost poskytovat informace netýká dotazů na názory, budoucí rozhodnutí a vytváření nových informací. Veškeré ostatní požadované informace byly žadatelce poskytnuty a doručeny spolu s tímto rozhodnutím.</text:p>
      <text:h text:style-name="Nadpis1" text:outline-level="1">Poučení</text:h>
      <text:p text:style-name="Základnítext">Proti tomuto rozhodnutí lze podle § 16 zákona o svobodném přístupu k informacím podat ve lhůtě 15 dnů od jeho doručení odvolání k Úřadu pro ochranu osobních údajů prostřednictvím Kanceláře veřejného ochránce práv.</text:p>
      <text:p text:style-name="P27"/>
      <text:p text:style-name="P28"/>
      <text:p text:style-name="podpis">JUDr. Pavel Pořízek,<text:s/>Ph.D. v. r.</text:p>
      <text:p text:style-name="podpis">vedoucí Kanceláře veřejného ochránce práv</text:p>
      <text:p text:style-name="P29"/>
      <text:p text:style-name="Příloha">Příloha</text:p>
      <text:p text:style-name="P30">Kopie vyjádření Ústavnímu soudu ze dne 2. března 2020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EQ1G*</text:span></text:p>
        <text:p text:style-name="P12"><text:span text:style-name="T13">KVOPX00AEQ1G</text:span>KVOPX00AEQ1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5-29T08:19:00Z</meta:creation-date>
    <dc:date>2020-05-29T08:24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2" meta:paragraph-count="7" meta:word-count="562" meta:character-count="3872" meta:row-count="27" meta:non-whitespace-character-count="3317"/>
  </office:meta>
</office:document-meta>
</file>